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style:font-name="DejaVu Sans" fo:font-size="13pt" officeooo:rsid="00138f09" officeooo:paragraph-rsid="00138f09" style:font-size-asian="11.3500003814697pt" style:font-size-complex="13pt"/>
    </style:style>
    <style:style style:name="P2" style:family="paragraph" style:parent-style-name="Standard" style:list-style-name="L1">
      <style:text-properties style:font-name="DejaVu Sans" fo:font-size="13pt" fo:font-weight="normal" officeooo:rsid="00138f09" officeooo:paragraph-rsid="00138f09" style:font-size-asian="11.3500003814697pt" style:font-weight-asian="normal" style:font-size-complex="13pt" style:font-weight-complex="normal"/>
    </style:style>
    <style:style style:name="P3" style:family="paragraph" style:parent-style-name="Standard" style:list-style-name="L1">
      <style:text-properties style:font-name="DejaVu Sans" fo:font-size="13pt" fo:font-weight="normal" officeooo:rsid="0014cc2c" officeooo:paragraph-rsid="0014cc2c" style:font-size-asian="11.3500003814697pt" style:font-weight-asian="normal" style:font-size-complex="13pt" style:font-weight-complex="normal"/>
    </style:style>
    <style:style style:name="P4" style:family="paragraph" style:parent-style-name="Standard" style:list-style-name="L1">
      <style:text-properties style:font-name="DejaVu Sans" fo:font-size="13pt" fo:font-weight="normal" officeooo:rsid="001565f1" officeooo:paragraph-rsid="001565f1" style:font-size-asian="11.3500003814697pt" style:font-weight-asian="normal" style:font-size-complex="13pt" style:font-weight-complex="normal"/>
    </style:style>
    <style:style style:name="P5" style:family="paragraph" style:parent-style-name="Standard" style:list-style-name="L1">
      <style:text-properties style:font-name="DejaVu Sans" fo:font-size="13pt" fo:font-weight="normal" officeooo:rsid="001897f3" officeooo:paragraph-rsid="001897f3" style:font-size-asian="11.3500003814697pt" style:font-weight-asian="normal" style:font-size-complex="13pt" style:font-weight-complex="normal"/>
    </style:style>
    <style:style style:name="P6" style:family="paragraph" style:parent-style-name="Standard" style:list-style-name="L1">
      <style:text-properties style:font-name="DejaVu Sans" fo:font-size="13pt" fo:font-weight="normal" officeooo:rsid="00195031" officeooo:paragraph-rsid="00195031" style:font-size-asian="11.3500003814697pt" style:font-weight-asian="normal" style:font-size-complex="13pt" style:font-weight-complex="normal"/>
    </style:style>
    <style:style style:name="P7" style:family="paragraph" style:parent-style-name="Standard" style:list-style-name="L1">
      <style:text-properties style:font-name="DejaVu Sans" fo:font-size="13pt" fo:font-weight="normal" officeooo:rsid="001aa840" officeooo:paragraph-rsid="001aa840" style:font-size-asian="11.3500003814697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14cc2c" style:font-weight-asian="bold" style:font-weight-complex="bold"/>
    </style:style>
    <style:style style:name="T3" style:family="text">
      <style:text-properties fo:font-weight="bold" officeooo:rsid="001565f1" style:font-weight-asian="bold" style:font-weight-complex="bold"/>
    </style:style>
    <style:style style:name="T4" style:family="text">
      <style:text-properties fo:font-weight="bold" officeooo:rsid="0016f53a" style:font-weight-asian="bold" style:font-weight-complex="bold"/>
    </style:style>
    <style:style style:name="T5" style:family="text">
      <style:text-properties fo:font-weight="bold" officeooo:rsid="00195031" style:font-weight-asian="bold" style:font-weight-complex="bold"/>
    </style:style>
    <style:style style:name="T6" style:family="text">
      <style:text-properties fo:font-weight="bold" officeooo:rsid="001aa840" style:font-weight-asian="bold" style:font-weight-complex="bold"/>
    </style:style>
    <style:style style:name="T7" style:family="text">
      <style:text-properties fo:font-weight="bold" officeooo:rsid="001be125" style:font-weight-asian="bold" style:font-weight-complex="bold"/>
    </style:style>
    <style:style style:name="T8" style:family="text">
      <style:text-properties officeooo:rsid="001565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5575724" text:style-name="L1">
        <text:list-item>
          <text:p text:style-name="P1">List four members that are part of the school community. <text:span text:style-name="T1"><text:s/>Pupils, Parents, Teachers and Support Stuff.</text:span></text:p>
          <text:p text:style-name="P1"><text:span text:style-name="T1"/></text:p>
        </text:list-item>
        <text:list-item>
          <text:p text:style-name="P2">Define school administration. <text:span text:style-name="T2">Refers to the structure that is in charge of running the school.</text:span></text:p>
          <text:p text:style-name="P2"><text:span text:style-name="T2"/></text:p>
        </text:list-item>
        <text:list-item>
          <text:p text:style-name="P3">List four members who m<text:span text:style-name="T8">ake up the school administation. </text:span><text:span text:style-name="T3">Head teacher, Deputy teacher, Teachers and School prefects.</text:span></text:p>
          <text:p text:style-name="P3"><text:span text:style-name="T3"/></text:p>
        </text:list-item>
        <text:list-item>
          <text:p text:style-name="P4">The school administrator who is in charge if the day to day running of the school is <text:span text:style-name="T1">the head teacher.</text:span></text:p>
          <text:p text:style-name="P4"><text:span text:style-name="T1"/></text:p>
        </text:list-item>
        <text:list-item>
          <text:p text:style-name="P4">List three functions of the deputy head teacher. <text:span text:style-name="T1">Assist in the day to day running of the school, Writes minutes during staff meetings and Teache</text:span><text:span text:style-name="T4">rs his/her respective subjects.</text:span></text:p>
          <text:p text:style-name="P4"><text:span text:style-name="T4"/></text:p>
        </text:list-item>
        <text:list-item>
          <text:p text:style-name="P5">Expain four ways through which a prefect can assist in schooladministration.<text:span text:style-name="T1"> Solving minor problems, Taking care of school property, Helping in reinforcing school regulations </text:span><text:span text:style-name="T5">and reporting cases of indesipline</text:span><text:span text:style-name="T1">.</text:span></text:p>
          <text:p text:style-name="P5"><text:span text:style-name="T1"/></text:p>
        </text:list-item>
        <text:list-item>
          <text:p text:style-name="P6">Explain three roles of parents in the school. <text:span text:style-name="T1">Ensuring their children attend school, attend mettings call by the school administration.</text:span></text:p>
          <text:p text:style-name="P6"><text:span text:style-name="T1"/></text:p>
        </text:list-item>
        <text:list-item>
          <text:p text:style-name="P6">Mention three duties of teachers in school. <text:span text:style-name="T1">The teachers on duty are in charge of school daily program, </text:span><text:span text:style-name="T6">they inspire children and mentor students.</text:span></text:p>
          <text:p text:style-name="P6"><text:span text:style-name="T6"/></text:p>
        </text:list-item>
        <text:list-item>
          <text:p text:style-name="P7">Mention five way through which the community around your school contribute towards the development for the school. <text:span text:style-name="T1">Donate land on which the school is built, it helps in solving problems, provides resources persons to improve on the academic, provides resources persons to improve on the perfomance of the learners and members of the community are employed in the school.</text:span></text:p>
          <text:p text:style-name="P7"><text:span text:style-name="T1"/></text:p>
        </text:list-item>
        <text:list-item>
          <text:p text:style-name="P7">List three roles of the school community development. <text:s/><text:span text:style-name="T7">To help learners discover and nature their gift, to promote national unity since the teachers and pupils come from different backrounds, to teach learners to obey the law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6:10:57.430058456</meta:creation-date>
    <dc:date>2020-04-21T17:52:04.461688070</dc:date>
    <meta:editing-duration>PT16M6S</meta:editing-duration>
    <meta:editing-cycles>3</meta:editing-cycles>
    <meta:generator>LibreOffice/6.0.7.3$Linux_X86_64 LibreOffice_project/00m0$Build-3</meta:generator>
    <meta:document-statistic meta:table-count="0" meta:image-count="0" meta:object-count="0" meta:page-count="1" meta:paragraph-count="10" meta:word-count="274" meta:character-count="1697" meta:non-whitespace-character-count="1441"/>
  </office:meta>
</office:document-meta>
</file>